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istian Fernando Jojoa</text:p>
      <text:p text:style-name="Standard">1224734</text:p>
      <text:p text:style-name="Standard">EISC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CHIRAN</meta:initial-creator>
    <meta:creation-date>2012-11-07T14:47:32</meta:creation-date>
    <dc:date>2012-11-07T15:32:28</dc:date>
    <dc:creator>CRISTIAN CHIRAN</dc:creator>
    <meta:editing-duration>P0D</meta:editing-duration>
    <meta:editing-cycles>3</meta:editing-cycles>
    <meta:generator>LibreOffice/3.5$Linux_X86_64 LibreOffice_project/350m1$Build-202</meta:generator>
    <meta:document-statistic meta:table-count="0" meta:image-count="0" meta:object-count="0" meta:page-count="1" meta:paragraph-count="3" meta:word-count="5" meta:character-count="34" meta:non-whitespace-character-count="32"/>
  </office:meta>
</office:document-meta>
</file>